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0-03" calcext:value-type="date">
            <text:p>03/10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17 - mens. 10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1-21" calcext:value-type="date">
            <text:p>21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1 - mens. 11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04" calcext:value-type="date">
            <text:p>04/12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45 - mens. 12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18" calcext:value-type="date">
            <text:p>18/12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NF 13359 - mens. 01/2026</text:p>
          </table:table-cell>
          <table:table-cell table:style-name="ce36" office:value-type="float" office:value="470" calcext:value-type="float">
            <text:p>47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6-01-20" calcext:value-type="date">
            <text:p>20/01/2026</text:p>
          </table:table-cell>
          <table:table-cell table:style-name="ce36" table:formula="of:=[.C8]-[.F8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8])" office:value-type="float" office:value="20" calcext:value-type="float">
            <text:p>2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4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49:35.241016144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49:35.2432019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5:01:05.037342744</dc:date>
    <dc:language>pt-PT</dc:language>
    <meta:editing-cycles>606</meta:editing-cycles>
    <meta:editing-duration>PT16H6M47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